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0df" officeooo:paragraph-rsid="000b90df"/>
    </style:style>
    <style:style style:name="P2" style:family="paragraph" style:parent-style-name="Standard">
      <style:text-properties officeooo:rsid="000ce2ba" officeooo:paragraph-rsid="000ce2ba"/>
    </style:style>
    <style:style style:name="P3" style:family="paragraph" style:parent-style-name="Standard">
      <style:text-properties officeooo:rsid="000e245f" officeooo:paragraph-rsid="000e245f"/>
    </style:style>
    <style:style style:name="P4" style:family="paragraph" style:parent-style-name="Standard">
      <style:text-properties officeooo:rsid="000f5ea6" officeooo:paragraph-rsid="000f5ea6"/>
    </style:style>
    <style:style style:name="P5" style:family="paragraph" style:parent-style-name="Standard">
      <style:text-properties officeooo:rsid="0012a836" officeooo:paragraph-rsid="0012a836"/>
    </style:style>
    <style:style style:name="P6" style:family="paragraph" style:parent-style-name="Standard">
      <style:text-properties officeooo:rsid="0012f61d" officeooo:paragraph-rsid="0012f61d"/>
    </style:style>
    <style:style style:name="P7" style:family="paragraph" style:parent-style-name="Standard">
      <style:text-properties officeooo:rsid="0014d105" officeooo:paragraph-rsid="0014d105"/>
    </style:style>
    <style:style style:name="T1" style:family="text">
      <style:text-properties officeooo:rsid="000ce2ba"/>
    </style:style>
    <style:style style:name="T2" style:family="text">
      <style:text-properties officeooo:rsid="000e245f"/>
    </style:style>
    <style:style style:name="T3" style:family="text">
      <style:text-properties officeooo:rsid="00114ec7"/>
    </style:style>
    <style:style style:name="T4" style:family="text">
      <style:text-properties officeooo:rsid="0012bb9b"/>
    </style:style>
    <style:style style:name="T5" style:family="text">
      <style:text-properties officeooo:rsid="0014d105"/>
    </style:style>
    <style:style style:name="T6" style:family="text">
      <style:text-properties officeooo:rsid="001668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ing on a stock exchange is an eye-wateringly expensive exercise. <text:s/>NYSE listing fees are up to $250k to list plus $500k per year. <text:s/>In order to trade on the exchange you need <text:span text:style-name="T1">to pay ten of thousands of dollars in membership fees. <text:s/>Individual investors pay in the region of $10 to trade through a broker. <text:s/>Companies pay additional fees to release new tranches of shares to the market.</text:span></text:p>
      <text:p text:style-name="P1"/>
      <text:p text:style-name="P2">For smaller companies, there are options like Kickstarter <text:span text:style-name="T2">exist, but these are also expensive – Kickstarter takes 5% of the funds raised, plus payment processing fees from the investors.</text:span></text:p>
      <text:p text:style-name="P2"/>
      <text:p text:style-name="P3">The platform providers operate closed shops – they dampen the market by making it expensive and time consuming for companies to move to another platform.</text:p>
      <text:p text:style-name="P3"/>
      <text:p text:style-name="P3"/>
      <text:p text:style-name="P3"/>
      <text:p text:style-name="P3"/>
      <text:p text:style-name="P4">What would happen if you didn't come to an exchange to be listed? <text:s/>What if <text:span text:style-name="T3">any exchange could choose to list your stock, and investors came to the exchange that offered them the best terms? The technology now exists to make this happen! <text:s/>We've implemented a decentralized, public, peer to peer listing platform. <text:s/>We're calling it Bits&amp;Bobs.</text:span></text:p>
      <text:p text:style-name="P4"/>
      <text:p text:style-name="P5">What does that mean? <text:s/><text:span text:style-name="T4">Suppose I want to issue 10,000 share in my company. <text:s/>Instead of paying exorbitant fees to an exchange, I can issue the shares using the Bits&amp;Bobs protocol without any listing fee. <text:s/>This allows me to transfer ownership of any of the shares to anyone else for a minimal fee, and for anyone else who subsequently owns shares to do the same.</text:span></text:p>
      <text:p text:style-name="P5"/>
      <text:p text:style-name="P6">Maybe this sounds too good to be true? <text:s/>How is it possible that we can open up the equity markets to hundreds of thousands of companies at a fraction of the cost of traditional exchanges. <text:s/>In recent years, the Bitcoin protocol <text:span text:style-name="T5">has demonstrated that this is possible for a currency. <text:s/>What is more, Bitcoin protocol is open source, so we are able to adapt it for share trading. <text:s/>Bitcoin's success has proven that this type of protocol forces down the cost to the client – current transaction fees on Bitcoin are around $0.04, and dozens of exchanges have sprung up to meet the market demand.</text:span></text:p>
      <text:p text:style-name="P6"/>
      <text:p text:style-name="P7">The extent of the impact to the equities markets is almost impossible to quantify. <text:s/><text:span text:style-name="T6">The entire landscape is shifted – not only is the equity market open to hundreds of thousands of new companies, it challenges the business model that has existed for hundreds of years – no one can know what the effect of that would be. <text:s/>All we can do is stand back and let the magic happe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09:32:41.450479555</meta:creation-date>
    <dc:date>2014-11-14T12:17:16.169311302</dc:date>
    <meta:editing-duration>PT1H12M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1" meta:paragraph-count="7" meta:word-count="414" meta:character-count="2386" meta:non-whitespace-character-count="1958"/>
  </office:meta>
</office:document-meta>
</file>